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2a8" officeooo:paragraph-rsid="001162a8"/>
    </style:style>
    <style:style style:name="P2" style:family="paragraph" style:parent-style-name="Standard">
      <style:text-properties officeooo:rsid="00125604" officeooo:paragraph-rsid="00125604"/>
    </style:style>
    <style:style style:name="P3" style:family="paragraph" style:parent-style-name="Standard">
      <style:text-properties officeooo:rsid="0012860f" officeooo:paragraph-rsid="00128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- jogo imagem e ação online. Todos tem q adivinhar a palavra a partir de um desenho (imagem) e de mimica(ação)</text:p>
      <text:p text:style-name="Standard">2- só uma, a partir de 4:57:  https://www.youtube.com/watch?v=2NoFTrlBM1A</text:p>
      <text:p text:style-name="P1">3- pingos nos I’s <text:a xlink:type="simple" xlink:href="https://www.youtube.com/watch?v=-RnJbvLaoAU" text:style-name="Internet_20_link" text:visited-style-name="Visited_20_Internet_20_Link">https://www.youtube.com/watch?v=-RnJbvLaoAU</text:a></text:p>
      <text:p text:style-name="P2">4- fala algo sobre vc q ninguem saiba</text:p>
      <text:p text:style-name="P2">5- novo normal: <text:s text:c="2"/>perguntas – como tem sido esse periodo de pandemia. Quais os desafios, dificuldades e mudanças q tem acontecido depois da pandemia?</text:p>
      <text:p text:style-name="P3">O q vcs acham <text:s/>q poderiamos fazer para superar esse periodo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6" meta:word-count="76" meta:character-count="491" meta:non-whitespace-character-count="416"/>
  </office:meta>
</office:document-meta>
</file>